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padding-left="0.049cm" fo:padding-right="0cm" fo:padding-top="0.049cm" fo:padding-bottom="0cm" fo:border-left="0.002cm solid #e8e9eb" fo:border-right="none" fo:border-top="0.002cm solid #e8e9eb" fo:border-bottom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OST</text:p>
      <text:p text:style-name="P1"/>
      <text:p text:style-name="Standard">URL del proyecto: <text:a xlink:type="simple" xlink:href="https://www.crebici.es/" text:style-name="Internet_20_link" text:visited-style-name="Visited_20_Internet_20_Link">https://www.crebici.es/</text:a> </text:p>
      <text:p text:style-name="Standard">Para el host de mi sitio web he elegido Hostinger, estaba indeciso entre Hostinger y SiteGround, pero me lo recomendaron por su servicio de soporte técnico al cliente en chat en vivo 24/7 y he podido comprobar que a excepción de una vez que tardaron 20 minutos en contestar suelen responder al momento. Además del servicio técnico, ofrecían uptime del 99,9%, <text:s/>10G de espacio en disco, copias de seguridad, y lo principal, que admite My SQL e incluye phpMyAdmin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18S</meta:editing-duration>
    <meta:editing-cycles>4</meta:editing-cycles>
    <meta:generator>OpenOffice/4.1.5$Win32 OpenOffice.org_project/415m1$Build-9789</meta:generator>
    <dc:date>2019-06-14T17:28:55.18</dc:date>
    <dc:creator>Kilian Navarro Berna</dc:creator>
    <meta:document-statistic meta:table-count="0" meta:image-count="0" meta:object-count="0" meta:page-count="1" meta:paragraph-count="3" meta:word-count="84" meta:character-count="507"/>
    <meta:user-defined meta:name="Info 1"/>
    <meta:user-defined meta:name="Info 2"/>
    <meta:user-defined meta:name="Info 3"/>
    <meta:user-defined meta:name="Info 4"/>
  </office:meta>
</office:document-meta>
</file>